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1349*"/>
    </style:style>
    <style:style style:name="Table5.B" style:family="table-column">
      <style:table-column-properties style:column-width="4.0625in" style:rel-column-width="5850*"/>
    </style:style>
    <style:style style:name="Table5.C" style:family="table-column">
      <style:table-column-properties style:column-width="0.6819in" style:rel-column-width="982*"/>
    </style:style>
    <style:style style:name="Table5.D" style:family="table-column">
      <style:table-column-properties style:column-width="1.2438in" style:rel-column-width="1791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26in" style:rel-column-width="15923*"/>
    </style:style>
    <style:style style:name="Table11.B" style:family="table-column">
      <style:table-column-properties style:column-width="5.2424in" style:rel-column-width="49612*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2276d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1dc81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2276d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8pt" officeooo:rsid="001e6e3c" officeooo:paragraph-rsid="001f4e2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1f4e2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208de1" style:font-size-asian="8pt" style:font-size-complex="8pt"/>
    </style:style>
    <style:style style:name="P15" style:family="paragraph" style:parent-style-name="Standard">
      <style:text-properties officeooo:paragraph-rsid="000ef2a2"/>
    </style:style>
    <style:style style:name="P16" style:family="paragraph" style:parent-style-name="Standard">
      <style:paragraph-properties fo:break-before="page"/>
      <style:text-properties officeooo:rsid="001bf7af" officeooo:paragraph-rsid="001bf7af"/>
    </style:style>
    <style:style style:name="P17" style:family="paragraph" style:parent-style-name="Standard">
      <style:text-properties officeooo:rsid="001bf7af" officeooo:paragraph-rsid="001bf7af"/>
    </style:style>
    <style:style style:name="P18" style:family="paragraph" style:parent-style-name="Standard">
      <style:paragraph-properties fo:break-before="page"/>
      <style:text-properties officeooo:rsid="001bf7af" officeooo:paragraph-rsid="0027b062"/>
    </style:style>
    <style:style style:name="P19" style:family="paragraph" style:parent-style-name="Standard">
      <style:text-properties officeooo:rsid="001bf7af" officeooo:paragraph-rsid="0027b062"/>
    </style:style>
    <style:style style:name="P20" style:family="paragraph" style:parent-style-name="Standard">
      <style:text-properties fo:font-size="8pt" officeooo:rsid="001bf7fe" officeooo:paragraph-rsid="001bf7fe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27b062" officeooo:paragraph-rsid="0027b062" style:font-size-asian="7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1f4e2e" officeooo:paragraph-rsid="002276d1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208de1" officeooo:paragraph-rsid="00208de1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1bf7fe" officeooo:paragraph-rsid="001bf7f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paragraph-rsid="001bf7fe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rsid="0028928b" officeooo:paragraph-rsid="0028928b"/>
    </style:style>
    <style:style style:name="P30" style:family="paragraph" style:parent-style-name="Standard">
      <style:paragraph-properties fo:text-align="start" style:justify-single-word="false"/>
      <style:text-properties officeooo:paragraph-rsid="002d68f2"/>
    </style:style>
    <style:style style:name="P31" style:family="paragraph" style:parent-style-name="Standard">
      <style:paragraph-properties fo:text-align="start" style:justify-single-word="false"/>
      <style:text-properties officeooo:paragraph-rsid="0041a5f4"/>
    </style:style>
    <style:style style:name="P32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2276d1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27b062" officeooo:paragraph-rsid="00325fd4" style:font-size-asian="7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3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6" style:family="paragraph">
      <style:paragraph-properties fo:text-align="start"/>
    </style:style>
    <style:style style:name="P37" style:family="paragraph">
      <style:paragraph-properties fo:text-align="start"/>
      <style:text-properties fo:font-size="8pt"/>
    </style:style>
    <style:style style:name="P38" style:family="paragraph">
      <style:paragraph-properties fo:text-align="start"/>
      <style:text-properties fo:font-size="10pt" fo:font-weight="bold"/>
    </style:style>
    <style:style style:name="P39" style:family="paragraph">
      <style:paragraph-properties fo:text-align="start"/>
      <style:text-properties style:font-name="Segoe UI Black" fo:font-size="14pt" fo:font-style="normal" fo:font-weight="900"/>
    </style:style>
    <style:style style:name="P40" style:family="paragraph">
      <style:paragraph-properties fo:text-align="center"/>
    </style:style>
    <style:style style:name="P41" style:family="paragraph">
      <loext:graphic-properties draw:fill="none"/>
      <style:text-properties fo:font-size="12pt"/>
    </style:style>
    <style:style style:name="T1" style:family="text">
      <style:text-properties officeooo:rsid="001dc81d"/>
    </style:style>
    <style:style style:name="T2" style:family="text">
      <style:text-properties officeooo:rsid="0029e11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 style:data-style-name="C37">
      <style:graphic-properties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draw:textarea-vertical-align="top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in" svg:stroke-color="#3465a4" draw:marker-start="" draw:marker-end="" draw:stroke-linejoin="round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text form:name="projectriskleveltextbox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rwqcblabel" form:control-implementation="ooo:com.sun.star.form.component.FixedText" xml:id="control42" form:id="control42" form:label="RWQCB (S)"/>
          <form:fixed-text form:name="projectnamelabel" form:control-implementation="ooo:com.sun.star.form.component.FixedText" xml:id="control43" form:id="control43" form:label="Project Name"/>
          <form:fixed-text form:name="reviewreportsummarylabel" form:control-implementation="ooo:com.sun.star.form.component.FixedText" xml:id="control44" form:id="control44" form:label="Review Report Summary"/>
          <form:text form:name="reviewparticipants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7" form:id="control47" form:label="Resident Engineer (RE)"/>
          <form:fixed-text form:name="reviewdatelabel" form:control-implementation="ooo:com.sun.star.form.component.FixedText" xml:id="control48" form:id="control48" form:label="Review Date"/>
          <form:text form:name="rwqcbtextbox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50" form:id="control50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/>
            <form:option form:label="and place them in"/>
            <form:option form:label="this list"/>
          </form:listbox>
          <form:fixed-text form:name="placslabel" form:control-implementation="ooo:com.sun.star.form.component.FixedText" xml:id="control51" form:id="control51" form:label="PLACS (Permits, Licenses, Agreements, Certifications) Specifying Temporary BMP Requirements"/>
          <form:listbox form:name="List Box 2" form:control-implementation="ooo:com.sun.star.form.component.ListBox" xml:id="control52" form:id="control52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5" form:id="control55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3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2" form:id="control62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3" form:id="control63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7" form:id="control6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7" draw:name="Control 2" draw:style-name="gr7" draw:text-style-name="P37" svg:width="1.1815in" svg:height="0.2953in" svg:x="0.0189in" svg:y="0.5902in" draw:control="control1"/><draw:control text:anchor-type="paragraph" draw:z-index="8" draw:name="Control 1" draw:style-name="gr8" draw:text-style-name="P35" svg:width="2.0677in" svg:height="0.8071in" svg:x="0.0189in" svg:y="0.8854in" draw:control="control2"/><draw:control text:anchor-type="paragraph" draw:z-index="9" draw:name="Control 3" draw:style-name="gr7" draw:text-style-name="P37" svg:width="1.7717in" svg:height="0.2953in" svg:x="2.2827in" svg:y="0.6165in" draw:control="control3"/><draw:control text:anchor-type="paragraph" draw:z-index="10" draw:name="Control 6" draw:style-name="gr8" draw:text-style-name="P35" svg:width="2.0677in" svg:height="0.2953in" svg:x="2.2827in" svg:y="1.3972in" draw:control="control4"/><draw:line text:anchor-type="paragraph" draw:z-index="1" draw:name="Horizontal line 2" draw:style-name="gr11" draw:text-style-name="P41" svg:x1="0.0185in" svg:y1="0.6165in" svg:x2="6.9291in" svg:y2="0.6165in"><text:p/></draw:line><draw:control text:anchor-type="paragraph" draw:z-index="15" draw:name="Control 4" draw:style-name="gr8" draw:text-style-name="P35" svg:width="3.4307in" svg:height="0.2953in" svg:x="2.2827in" svg:y="0.8854in" draw:control="control8"/><draw:control text:anchor-type="paragraph" draw:z-index="16" draw:name="Control 10" draw:style-name="gr8" draw:text-style-name="P35" svg:width="0.985in" svg:height="0.2953in" svg:x="5.9102in" svg:y="0.8854in" draw:control="control9"/><draw:control text:anchor-type="paragraph" draw:z-index="17" draw:name="Control 11" draw:style-name="gr7" draw:text-style-name="P37" svg:width="1.1815in" svg:height="0.2953in" svg:x="4.5319in" svg:y="1.1543in" draw:control="control43"/><draw:control text:anchor-type="paragraph" draw:z-index="18" draw:name="Control 12" draw:style-name="gr8" draw:text-style-name="P35" svg:width="2.363in" svg:height="0.2953in" svg:x="4.5319in" svg:y="1.398in" draw:control="control10"/><draw:control text:anchor-type="paragraph" draw:z-index="12" draw:name="Control 13" draw:style-name="gr7" draw:text-style-name="P37" svg:width="0.4921in" svg:height="0.2953in" svg:x="5.9102in" svg:y="0.6165in" draw:control="control11"/><draw:line text:anchor-type="paragraph" draw:z-index="0" draw:name="Horizontal line 1" draw:style-name="gr11" draw:text-style-name="P41" svg:x1="0.0098in" svg:y1="1.7709in" svg:x2="6.9197in" svg:y2="1.7709in"><text:p/></draw:line><draw:control text:anchor-type="paragraph" draw:z-index="19" draw:name="Control 14" draw:style-name="gr7" draw:text-style-name="P38" svg:width="1.6732in" svg:height="0.1969in" svg:x="0.0043in" svg:y="1.7709in" draw:control="control44"/><draw:control text:anchor-type="paragraph" draw:z-index="20" draw:name="Control 15" draw:style-name="gr7" draw:text-style-name="P38" svg:width="0.9953in" svg:height="0.1969in" svg:x="0.0283in" svg:y="4.2819in" draw:control="control12"/><draw:line text:anchor-type="paragraph" draw:z-index="3" draw:name="Horizontal line 3" draw:style-name="gr11" draw:text-style-name="P41" svg:x1="0.0091in" svg:y1="4.2492in" svg:x2="6.9091in" svg:y2="4.2575in"><text:p/></draw:line><draw:control text:anchor-type="paragraph" draw:z-index="21" draw:name="Control 5" draw:style-name="gr7" draw:text-style-name="P37" svg:width="1.1815in" svg:height="0.2953in" svg:x="2.2827in" svg:y="1.1445in" draw:control="control13"/><draw:control text:anchor-type="paragraph" draw:z-index="22" draw:name="Control 17" draw:style-name="gr7" draw:text-style-name="P37" svg:width="0.8012in" svg:height="0.2953in" svg:x="0.0283in" svg:y="4.4283in" draw:control="control14"/><draw:control text:anchor-type="paragraph" draw:z-index="25" draw:name="Control 19" draw:style-name="gr7" draw:text-style-name="P37" svg:width="0.8012in" svg:height="0.2953in" svg:x="3.6756in" svg:y="4.4283in" draw:control="control48"/><draw:control text:anchor-type="paragraph" draw:z-index="23" draw:name="Control 16" draw:style-name="gr8" draw:text-style-name="P35" svg:width="3.3685in" svg:height="0.2496in" svg:x="0.0327in" svg:y="4.6992in" draw:control="control15"/><draw:control text:anchor-type="paragraph" draw:z-index="24" draw:name="Control 18" draw:style-name="gr8" draw:text-style-name="P35" svg:width="3.2335in" svg:height="0.2496in" svg:x="3.6756in" svg:y="4.6992in" draw:control="control16"/><text:line-break/><text:line-break/><text:line-break/><text:line-break/><text:line-break/><text:span text:style-name="T2">m</text:span><text:line-break/><text:line-break/><text:line-break/><text:line-break/><text:line-break/><draw:frame draw:style-name="fr1" draw:name="Frame1" text:anchor-type="char" svg:x="-0.0437in" svg:y="1.9457in" svg:width="7.1756in" draw:z-index="2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5">STORM WATER CONTRACT ADMINISTRATION</text:p></table:table-cell><table:covered-table-cell/></table:table-row><table:table-row table:style-name="swcatable.1"><table:table-cell table:style-name="swcatable.A8" office:value-type="string"><text:p text:style-name="P5">CATEGORY</text:p></table:table-cell><table:table-cell table:style-name="swcatable.B2" office:value-type="string"><text:p text:style-name="P5">No. of Findings</text:p></table:table-cell></table:table-row><table:table-row table:style-name="swcatable.1"><table:table-cell table:style-name="swcatable.A8" office:value-type="string"><text:p text:style-name="P5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5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5"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5"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5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5"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/text:p></table:table-cell><table:table-cell table:style-name="swcatable.B9" office:value-type="string"><text:p text:style-name="P8"/></table:table-cell></table:table-row></table:table><text:p text:style-name="P4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140505553709872"><table:table-cell table:style-name="bmptable.A8" office:value-type="string"><text:p text:style-name="P5">CATEGORY</text:p></table:table-cell><table:table-cell table:style-name="bmptable.B8" office:value-type="string"><text:p text:style-name="P5">No. of Findings</text:p></table:table-cell></table:table-row><table:table-row table:style-name="TableLine140505553716176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140505553716448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140505553716720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140505553717568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140505553717840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140505553718112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11" draw:name="Control 7" draw:style-name="gr9" draw:text-style-name="P36" svg:width="3.3657in" svg:height="0.1976in" svg:x="0.0299in" svg:y="0in" draw:control="control5"/><draw:control text:anchor-type="char" draw:z-index="14" draw:name="Control 9" draw:style-name="gr9" draw:text-style-name="P36" svg:width="1.9449in" svg:height="0.1961in" svg:x="0.0181in" svg:y="0.3945in" draw:control="control7"/><draw:control text:anchor-type="char" draw:z-index="13" draw:name="Control 8" draw:style-name="gr9" draw:text-style-name="P39" svg:width="5.7098in" svg:height="0.1976in" svg:x="0.0181in" svg:y="0.1972in" draw:control="control6"/><text:tab/><text:tab/><text:tab/><text:tab/><text:tab/><text:tab/><text:tab/></text:p>
      <text:p text:style-name="P3"><draw:control text:anchor-type="paragraph" draw:z-index="26" draw:name="Control 21" draw:style-name="gr7" draw:text-style-name="P37" svg:width="1.3134in" svg:height="0.2953in" svg:x="0.0327in" svg:y="0.0217in" draw:control="control47"/><draw:control text:anchor-type="paragraph" draw:z-index="29" draw:name="Control 24" draw:style-name="gr7" draw:text-style-name="P37" svg:width="1.1094in" svg:height="0.2953in" svg:x="3.6744in" svg:y="0.0571in" draw:control="control19"/></text:p>
      <text:p text:style-name="P3"><draw:control text:anchor-type="paragraph" draw:z-index="27" draw:name="Control 20" draw:style-name="gr8" draw:text-style-name="P35" svg:width="3.3685in" svg:height="0.2496in" svg:x="0.0327in" svg:y="0.1252in" draw:control="control17"/><draw:control text:anchor-type="paragraph" draw:z-index="28" draw:name="Control 22" draw:style-name="gr8" draw:text-style-name="P35" svg:width="3.235in" svg:height="0.2496in" svg:x="3.6744in" svg:y="0.1252in" draw:control="control18"/></text:p>
      <text:p text:style-name="P2"><draw:control text:anchor-type="paragraph" draw:z-index="31" draw:name="Control 25" draw:style-name="gr7" draw:text-style-name="P37" svg:width="1.3134in" svg:height="0.2953in" svg:x="0.0327in" svg:y="0.1465in" draw:control="control20"/></text:p>
      <text:p text:style-name="P1"/>
      <text:p text:style-name="P15"><draw:control text:anchor-type="paragraph" draw:z-index="30" draw:name="Control 23" draw:style-name="gr8" draw:text-style-name="P35" svg:width="6.8768in" svg:height="0.2496in" svg:x="0.0327in" svg:y="0.0134in" draw:control="control45"/><draw:control text:anchor-type="paragraph" draw:z-index="32" draw:name="Control 27" draw:style-name="gr8" draw:text-style-name="P35" svg:width="3.3685in" svg:height="0.2496in" svg:x="0.0327in" svg:y="0.4898in" draw:control="control21"/><draw:control text:anchor-type="paragraph" draw:z-index="33" draw:name="Control 28" draw:style-name="gr8" draw:text-style-name="P35" svg:width="3.2307in" svg:height="0.2496in" svg:x="3.6783in" svg:y="0.4898in" draw:control="control46"/><draw:control text:anchor-type="paragraph" draw:z-index="34" draw:name="Control 29" draw:style-name="gr7" draw:text-style-name="P37" svg:width="2.3988in" svg:height="0.2953in" svg:x="3.6783in" svg:y="0.2366in" draw:control="control22"/><draw:line text:anchor-type="paragraph" draw:z-index="4" draw:name="Horizontal line 6" draw:style-name="gr11" draw:text-style-name="P41" svg:x1="0.0236in" svg:y1="0.8098in" svg:x2="6.9138in" svg:y2="0.8098in"><text:p/></draw:line><draw:control text:anchor-type="paragraph" draw:z-index="35" draw:name="Control 31" draw:style-name="gr7" draw:text-style-name="P38" svg:width="0.9953in" svg:height="0.1969in" svg:x="0.05in" svg:y="0.8354in" draw:control="control23"/><draw:control text:anchor-type="paragraph" draw:z-index="36" draw:name="Control 32" draw:style-name="gr8" draw:text-style-name="P35" svg:width="3.2362in" svg:height="0.2496in" svg:x="3.6839in" svg:y="1.2799in" draw:control="control24"/><draw:control text:anchor-type="paragraph" draw:z-index="37" draw:name="Control 26" draw:style-name="gr7" draw:text-style-name="P37" svg:width="1.3134in" svg:height="0.2953in" svg:x="0.0327in" svg:y="0.2217in" draw:control="control25"/><draw:control text:anchor-type="paragraph" draw:z-index="38" draw:name="Control 33" draw:style-name="gr7" draw:text-style-name="P36" svg:width="1.3134in" svg:height="0.2953in" svg:x="0.05in" svg:y="0.9846in" draw:control="control26"/><draw:control text:anchor-type="paragraph" draw:z-index="39" draw:name="Control 34" draw:style-name="gr7" draw:text-style-name="P37" svg:width="1.726in" svg:height="0.2953in" svg:x="3.6839in" svg:y="0.9846in" draw:control="control27"/><draw:control text:anchor-type="paragraph" draw:z-index="40" draw:name="Control 30" draw:style-name="gr8" draw:text-style-name="P35" svg:width="3.3685in" svg:height="0.2496in" svg:x="0.0437in" svg:y="1.2799in" draw:control="control28"/><draw:control text:anchor-type="paragraph" draw:z-index="41" draw:name="Control 35" draw:style-name="gr8" draw:text-style-name="P35" svg:width="3.3685in" svg:height="0.2496in" svg:x="0.0437in" svg:y="1.8102in" draw:control="control29"/><draw:control text:anchor-type="paragraph" draw:z-index="42" draw:name="Control 36" draw:style-name="gr7" draw:text-style-name="P36" svg:width="1.4394in" svg:height="0.2953in" svg:x="0.0437in" svg:y="1.5075in" draw:control="control30"/><draw:control text:anchor-type="paragraph" draw:z-index="43" draw:name="Control 37" draw:style-name="gr8" draw:text-style-name="P35" svg:width="3.2315in" svg:height="0.2496in" svg:x="3.6839in" svg:y="1.8102in" draw:control="control31"/><draw:control text:anchor-type="paragraph" draw:z-index="44" draw:name="Control 38" draw:style-name="gr7" draw:text-style-name="P37" svg:width="1.513in" svg:height="0.2953in" svg:x="3.6839in" svg:y="1.5154in" draw:control="control32"/><draw:control text:anchor-type="paragraph" draw:z-index="45" draw:name="Control 40" draw:style-name="gr7" draw:text-style-name="P37" svg:width="2.174in" svg:height="0.2953in" svg:x="0.0437in" svg:y="2.0366in" draw:control="control33"/><draw:control text:anchor-type="paragraph" draw:z-index="46" draw:name="Control 39" draw:style-name="gr8" draw:text-style-name="P35" svg:width="2.137in" svg:height="0.2496in" svg:x="0.0492in" svg:y="2.3319in" draw:control="control34"/><draw:control text:anchor-type="paragraph" draw:z-index="47" draw:name="Control 41" draw:style-name="gr8" draw:text-style-name="P35" svg:width="2.137in" svg:height="0.2496in" svg:x="2.4709in" svg:y="2.3319in" draw:control="control35"/><draw:control text:anchor-type="paragraph" draw:z-index="48" draw:name="Control 43" draw:style-name="gr8" draw:text-style-name="P35" svg:width="2.137in" svg:height="0.2496in" svg:x="4.7783in" svg:y="2.3319in" draw:control="control36"/><draw:control text:anchor-type="paragraph" draw:z-index="49" draw:name="Control 42" draw:style-name="gr7" draw:text-style-name="P37" svg:width="1.1579in" svg:height="0.2953in" svg:x="2.4709in" svg:y="2.0366in" draw:control="control37"/><draw:control text:anchor-type="paragraph" draw:z-index="50" draw:name="Control 44" draw:style-name="gr7" draw:text-style-name="P37" svg:width="1.1579in" svg:height="0.2953in" svg:x="4.7783in" svg:y="2.0366in" draw:control="control38"/><draw:line text:anchor-type="paragraph" draw:z-index="5" draw:name="Horizontal line 5" draw:style-name="gr11" draw:text-style-name="P41" svg:x1="0.0457in" svg:y1="2.6516in" svg:x2="6.9358in" svg:y2="2.6516in"><text:p/></draw:line><draw:control text:anchor-type="paragraph" draw:z-index="51" draw:name="Control 45" draw:style-name="gr7" draw:text-style-name="P38" svg:width="1.2453in" svg:height="0.1969in" svg:x="0.0465in" svg:y="2.6709in" draw:control="control39"/><draw:control text:anchor-type="paragraph" draw:z-index="53" draw:name="Control 47" draw:style-name="gr7" draw:text-style-name="P37" svg:width="1.4394in" svg:height="0.2953in" svg:x="0.0402in" svg:y="2.8362in" draw:control="control41"/><draw:control text:anchor-type="paragraph" draw:z-index="54" draw:name="Control 49" draw:style-name="gr7" draw:text-style-name="P37" svg:width="1.4394in" svg:height="0.2953in" svg:x="2.4728in" svg:y="2.8043in" draw:control="control42"/><draw:control text:anchor-type="paragraph" draw:z-index="55" draw:name="Control 48" draw:style-name="gr8" draw:text-style-name="P35" svg:width="4.4488in" svg:height="0.2496in" svg:x="2.4728in" svg:y="3.0736in" draw:control="control49"/><draw:control text:anchor-type="paragraph" draw:z-index="57" draw:name="Control 51" draw:style-name="gr7" draw:text-style-name="P37" svg:width="4.7031in" svg:height="0.2953in" svg:x="0.0402in" svg:y="3.3228in" draw:control="control51"/><draw:control text:anchor-type="paragraph" draw:z-index="52" draw:name="Control 46" draw:style-name="gr8" draw:text-style-name="P35" svg:width="2.137in" svg:height="0.2496in" svg:x="0.0402in" svg:y="3.0819in" draw:control="control40"/><draw:control text:anchor-type="paragraph" draw:z-index="56" draw:name="Control 50" draw:style-name="gr8" draw:text-style-name="P35" svg:width="6.8697in" svg:height="0.2496in" svg:x="0.0409in" svg:y="3.5744in" draw:control="control50"/><text:line-break/><text:line-break/><text:line-break/></text:p>
      <text:p text:style-name="P16">State of California - Department of Transportation</text:p>
      <text:p text:style-name="P17">Project Construction Stormwater Review Report</text:p>
      <text:p text:style-name="P20">ENV-WQP-0003 (REV 10/2015)</text:p>
      <text:p text:style-name="P20"><draw:line text:anchor-type="paragraph" draw:z-index="6" draw:name="Horizontal line 4" draw:style-name="gr10" draw:text-style-name="P40" svg:x1="0.0035in" svg:y1="0.0953in" svg:x2="6.8646in" svg:y2="0.0937in"><text:p/></draw:line></text:p>
      <text:p text:style-name="P20"/>
      <text:p text:style-name="P26">SUMMARY OF FINDINGS AND CORRECTIVE ACTION STATUS</text:p>
      <text:p text:style-name="P2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40505553559696">
          <table:table-cell table:style-name="Table5.A1" office:value-type="string">
            <text:p text:style-name="P10">Finding No.</text:p>
          </table:table-cell>
          <table:table-cell table:style-name="Table5.A1" office:value-type="string">
            <text:p text:style-name="P13">Finding Description Summary</text:p>
          </table:table-cell>
          <table:table-cell table:style-name="Table5.A1" office:value-type="string">
            <text:p text:style-name="P13">Corrected?</text:p>
          </table:table-cell>
          <table:table-cell table:style-name="Table5.D1" office:value-type="string">
            <text:p text:style-name="P12">Date of Corrective Action Completion</text:p>
          </table:table-cell>
        </table:table-row>
        <table:table-row table:style-name="TableLine140505341654112">
          <table:table-cell table:style-name="Table5.A2" office:value-type="string">
            <text:p text:style-name="P11"><draw:control text:anchor-type="as-char" draw:z-index="70" draw:name="Control 65" draw:style-name="gr1" draw:text-style-name="P35" svg:width="0.7504in" svg:height="0.2004in" draw:control="control64"/></text:p>
          </table:table-cell>
          <table:table-cell table:style-name="Table5.B2" office:value-type="string">
            <text:p text:style-name="P28"><draw:control text:anchor-type="as-char" svg:y="0.0098in" draw:z-index="60" draw:name="Control 54" draw:style-name="gr6" draw:text-style-name="P35" svg:width="3.9906in" svg:height="0.4004in" draw:control="control53"/></text:p>
          </table:table-cell>
          <table:table-cell table:style-name="Table5.C2" office:value-type="string">
            <text:p text:style-name="P29"><draw:control text:anchor-type="as-char" draw:z-index="58" draw:name="Control 52" draw:style-name="gr1" draw:text-style-name="P36" svg:width="0.5504in" svg:height="0.2004in" draw:control="control55"/></text:p>
          </table:table-cell>
          <table:table-cell table:style-name="Table5.D2" office:value-type="string">
            <text:p text:style-name="P28"><draw:control text:anchor-type="as-char" draw:z-index="68" draw:name="Control 63" draw:style-name="gr3" draw:text-style-name="P36" svg:width="1.0114in" svg:height="0.1843in" draw:control="control62"/></text:p>
          </table:table-cell>
        </table:table-row>
      </table:table>
      <table:table table:name="Table6" table:style-name="Table6">
        <table:table-column table:style-name="Table6.A"/>
        <table:table-row table:style-name="TableLine140505489112128">
          <table:table-cell table:style-name="Table6.A1" office:value-type="string">
            <text:p text:style-name="P24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40505489091808">
          <table:table-cell table:style-name="Table7.A1" office:value-type="string">
            <text:p text:style-name="P25">Finding No.</text:p>
          </table:table-cell>
          <table:table-cell table:style-name="Table7.A1" office:value-type="string">
            <text:p text:style-name="P14">Finding Description Summary</text:p>
          </table:table-cell>
          <table:table-cell table:style-name="Table7.A1" office:value-type="string">
            <text:p text:style-name="P14">Corrected?</text:p>
          </table:table-cell>
          <table:table-cell table:style-name="Table7.D1" office:value-type="string">
            <text:p text:style-name="P12">Date of Corrective Action Completion</text:p>
          </table:table-cell>
        </table:table-row>
        <table:table-row table:style-name="TableLine140505490894144">
          <table:table-cell table:style-name="Table7.A2" office:value-type="string">
            <text:p text:style-name="P11"><draw:control text:anchor-type="as-char" draw:z-index="71" draw:name="Control 66" draw:style-name="gr1" draw:text-style-name="P35" svg:width="0.7724in" svg:height="0.2004in" draw:control="control65"/></text:p>
          </table:table-cell>
          <table:table-cell table:style-name="Table7.B2" office:value-type="string">
            <text:p text:style-name="P28"><draw:control text:anchor-type="as-char" svg:y="0.0201in" draw:z-index="61" draw:name="Control 55" draw:style-name="gr6" draw:text-style-name="P35" svg:width="3.9504in" svg:height="0.4004in" draw:control="control54"/></text:p>
          </table:table-cell>
          <table:table-cell table:style-name="Table7.C2" office:value-type="string">
            <text:p text:style-name="P30"><draw:control text:anchor-type="as-char" draw:z-index="59" draw:name="Control 53" draw:style-name="gr1" draw:text-style-name="P36" svg:width="0.5504in" svg:height="0.2004in" draw:control="control52"/></text:p>
          </table:table-cell>
          <table:table-cell table:style-name="Table7.D2" office:value-type="string">
            <text:p text:style-name="P31"><draw:control text:anchor-type="as-char" draw:z-index="69" draw:name="Control 64" draw:style-name="gr3" draw:text-style-name="P36" svg:width="1.0114in" svg:height="0.1843in" draw:control="control63"/></text:p>
          </table:table-cell>
        </table:table-row>
      </table:table>
      <text:p text:style-name="P27"/>
      <text:p text:style-name="P27"/>
      <text:p text:style-name="P18">State of California - Department of Transportation</text:p>
      <text:p text:style-name="P19">Project Construction Stormwater Review Report</text:p>
      <text:p text:style-name="P21">ENV-WQP-0003 (REV 10/2015)</text:p>
      <text:p text:style-name="P21"/>
      <text:p text:style-name="P21"/>
      <table:table table:name="Table1" table:style-name="Table1">
        <table:table-column table:style-name="Table1.A"/>
        <table:table-row table:style-name="TableLine140505576058288">
          <table:table-cell table:style-name="Table1.A1" office:value-type="string">
            <text:p text:style-name="P23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2">Finding NO.</text:p>
            <text:p text:style-name="P22"><draw:control text:anchor-type="as-char" draw:z-index="72" draw:name="Control 61" draw:style-name="gr1" draw:text-style-name="P35" svg:width="1.2594in" svg:height="0.2205in" draw:control="control66"/></text:p>
          </table:table-cell>
          <table:table-cell table:style-name="Table2.A1" office:value-type="string">
            <text:p text:style-name="P22">Administrative Category<draw:control text:anchor-type="as-char" draw:z-index="65" draw:name="Control 59" draw:style-name="gr1" draw:text-style-name="P35" svg:width="2.1421in" svg:height="0.2205in" draw:control="control59"/></text:p>
          </table:table-cell>
          <table:table-cell table:style-name="Table2.C1" office:value-type="string">
            <text:p text:style-name="P33">Checklist Question NO.</text:p>
            <text:p text:style-name="P33"><draw:control text:anchor-type="as-char" draw:z-index="66" draw:name="Control 60" draw:style-name="gr1" draw:text-style-name="P35" svg:width="0.6398in" svg:height="0.2213in" draw:control="control60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Observation <text:s/><draw:control text:anchor-type="as-char" draw:z-index="62" draw:name="Control 56" draw:style-name="gr5" draw:text-style-name="P35" svg:width="6.1598in" svg:height="0.4004in" draw:control="control56"/></text:p>
          </table:table-cell>
        </table:table-row>
      </table:table>
      <table:table table:name="Table8" table:style-name="Table8">
        <table:table-column table:style-name="Table8.A"/>
        <table:table-row table:style-name="TableLine140505553732656">
          <table:table-cell table:style-name="Table8.A1" office:value-type="string">
            <text:p text:style-name="P22">Standard Reference <text:s/><draw:control text:anchor-type="as-char" draw:z-index="74" draw:name="Control 68" draw:style-name="gr1" draw:text-style-name="P35" svg:width="5.285in" svg:height="0.2004in" draw:control="control68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Standard <text:s/><draw:control text:anchor-type="as-char" draw:z-index="63" draw:name="Control 57" draw:style-name="gr4" draw:text-style-name="P35" svg:width="6.2803in" svg:height="0.4004in" draw:control="control57"/></text:p>
          </table:table-cell>
        </table:table-row>
      </table:table>
      <table:table table:name="Table10" table:style-name="Table10">
        <table:table-column table:style-name="Table10.A"/>
        <table:table-row table:style-name="TableLine140505576055408">
          <table:table-cell table:style-name="Table10.A1" office:value-type="string">
            <text:p text:style-name="P22">Corrective Action Taken: <text:s/><draw:control text:anchor-type="as-char" draw:z-index="67" draw:name="Control 62" draw:style-name="gr1" draw:text-style-name="P35" svg:width="5.4598in" svg:height="0.2004in" draw:control="control61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2">Date Completed</text:p>
            <text:p text:style-name="P22"><draw:control text:anchor-type="as-char" draw:z-index="73" draw:name="Control 67" draw:style-name="gr2" draw:text-style-name="P36" svg:width="1.5169in" svg:height="0.2004in" draw:control="control67"/></text:p>
          </table:table-cell>
          <table:table-cell table:style-name="Table11.B1" office:value-type="string">
            <text:p text:style-name="P22">Verified By (Print name and title) <text:s/><draw:control text:anchor-type="as-char" draw:z-index="64" draw:name="Control 58" draw:style-name="gr1" draw:text-style-name="P35" svg:width="3.0787in" svg:height="0.2114in" draw:control="control58"/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1T22:14:25.838000000</meta:creation-date>
    <dc:date>2021-10-23T17:30:28.139309700</dc:date>
    <meta:editing-duration>PT2H41M55S</meta:editing-duration>
    <meta:editing-cycles>33</meta:editing-cycles>
    <meta:generator>LibreOffice/7.2.1.2$MacOSX_X86_64 LibreOffice_project/87b77fad49947c1441b67c559c339af8f3517e22</meta:generator>
    <meta:document-statistic meta:table-count="13" meta:image-count="0" meta:object-count="0" meta:page-count="3" meta:paragraph-count="60" meta:word-count="152" meta:character-count="1153" meta:non-whitespace-character-count="1027"/>
  </office:meta>
</office:document-meta>
</file>